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627b" officeooo:paragraph-rsid="0010627b"/>
    </style:style>
    <style:style style:name="P2" style:family="paragraph" style:parent-style-name="Standard">
      <style:text-properties fo:font-weight="bold" officeooo:rsid="0010627b" officeooo:paragraph-rsid="0010627b" style:font-weight-asian="bold" style:font-weight-complex="bold"/>
    </style:style>
    <style:style style:name="P3" style:family="paragraph" style:parent-style-name="Standard">
      <style:text-properties fo:font-weight="bold" officeooo:rsid="001090a7" officeooo:paragraph-rsid="001090a7" style:font-weight-asian="bold" style:font-weight-complex="bold"/>
    </style:style>
    <style:style style:name="P4" style:family="paragraph" style:parent-style-name="Standard">
      <style:text-properties fo:font-weight="bold" officeooo:rsid="00122b77" officeooo:paragraph-rsid="00122b77" style:font-weight-asian="bold" style:font-weight-complex="bold"/>
    </style:style>
    <style:style style:name="P5" style:family="paragraph" style:parent-style-name="Standard">
      <style:text-properties officeooo:rsid="001090a7" officeooo:paragraph-rsid="001090a7"/>
    </style:style>
    <style:style style:name="P6" style:family="paragraph" style:parent-style-name="Standard" style:list-style-name="L1">
      <style:text-properties officeooo:rsid="0010627b" officeooo:paragraph-rsid="0010627b"/>
    </style:style>
    <style:style style:name="P7" style:family="paragraph" style:parent-style-name="Standard" style:list-style-name="L2">
      <style:text-properties officeooo:rsid="0010627b" officeooo:paragraph-rsid="0010627b"/>
    </style:style>
    <style:style style:name="P8" style:family="paragraph" style:parent-style-name="Standard" style:list-style-name="L3">
      <style:text-properties officeooo:rsid="0010627b" officeooo:paragraph-rsid="0010627b"/>
    </style:style>
    <style:style style:name="P9" style:family="paragraph" style:parent-style-name="Standard" style:list-style-name="L5">
      <style:text-properties officeooo:rsid="0010627b" officeooo:paragraph-rsid="0010627b"/>
    </style:style>
    <style:style style:name="P10" style:family="paragraph" style:parent-style-name="Standard">
      <style:text-properties officeooo:rsid="0010627b" officeooo:paragraph-rsid="0010627b"/>
    </style:style>
    <style:style style:name="P11" style:family="paragraph" style:parent-style-name="Standard" style:list-style-name="L4">
      <style:text-properties officeooo:rsid="00122b77" officeooo:paragraph-rsid="00122b77"/>
    </style:style>
    <style:style style:name="P12" style:family="paragraph" style:parent-style-name="Standard">
      <style:text-properties style:text-position="super 58%" officeooo:rsid="00122b77" officeooo:paragraph-rsid="00122b77"/>
    </style:style>
    <style:style style:name="P13" style:family="paragraph" style:parent-style-name="Standard" style:list-style-name="L6">
      <style:text-properties officeooo:rsid="001090a7" officeooo:paragraph-rsid="001090a7"/>
    </style:style>
    <style:style style:name="P14" style:family="paragraph" style:parent-style-name="Standard" style:list-style-name="L7">
      <style:text-properties officeooo:rsid="001090a7" officeooo:paragraph-rsid="001090a7"/>
    </style:style>
    <style:style style:name="P15" style:family="paragraph" style:parent-style-name="Standard">
      <style:text-properties officeooo:rsid="001090a7" officeooo:paragraph-rsid="001090a7"/>
    </style:style>
    <style:style style:name="P16" style:family="paragraph" style:parent-style-name="Standard" style:list-style-name="L6">
      <style:text-properties officeooo:rsid="00146ffe" officeooo:paragraph-rsid="00146ffe"/>
    </style:style>
    <style:style style:name="P17" style:family="paragraph" style:parent-style-name="Standard">
      <style:text-properties officeooo:rsid="00166a4f" officeooo:paragraph-rsid="00166a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0596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lood Pressure</text:p>
      <text:list xml:id="list3656714949" text:style-name="L1">
        <text:list-item>
          <text:p text:style-name="P6">Systolic </text:p>
          <text:list>
            <text:list-item>
              <text:p text:style-name="P6">Magnitude – decimal value</text:p>
            </text:list-item>
          </text:list>
        </text:list-item>
        <text:list-item>
          <text:p text:style-name="P6">Disatolic </text:p>
          <text:list>
            <text:list-item>
              <text:p text:style-name="P6">Magnitude – decimal value</text:p>
            </text:list-item>
          </text:list>
        </text:list-item>
        <text:list-item>
          <text:p text:style-name="P6">Unit of Measure: mm/Hg (default value)</text:p>
        </text:list-item>
      </text:list>
      <text:p text:style-name="P1"/>
      <text:p text:style-name="P2">Height</text:p>
      <text:list xml:id="list1247354054" text:style-name="L2">
        <text:list-item>
          <text:p text:style-name="P7">Magnitude – decimal value</text:p>
        </text:list-item>
        <text:list-item>
          <text:p text:style-name="P7">Unit of Measure: cm (centimeter)</text:p>
        </text:list-item>
      </text:list>
      <text:p text:style-name="P1"/>
      <text:p text:style-name="P2">Weight</text:p>
      <text:list xml:id="list2683551553" text:style-name="L3">
        <text:list-item>
          <text:p text:style-name="P8">Magnitude – decimal value</text:p>
        </text:list-item>
        <text:list-item>
          <text:p text:style-name="P8">Unit of Measure: kg (kilograms)</text:p>
        </text:list-item>
      </text:list>
      <text:p text:style-name="P1"/>
      <text:p text:style-name="P4">Body Mass Index</text:p>
      <text:list xml:id="list2870123211" text:style-name="L4">
        <text:list-item>
          <text:p text:style-name="P11">Magnitude – decimal value</text:p>
        </text:list-item>
        <text:list-item>
          <text:p text:style-name="P11">Unit of Measure: kg/m<text:span text:style-name="T3">2</text:span></text:p>
        </text:list-item>
      </text:list>
      <text:p text:style-name="P12"/>
      <text:p text:style-name="P1"><text:span text:style-name="T1">Blood Glucose:</text:span></text:p>
      <text:list xml:id="list595836799" text:style-name="L5">
        <text:list-item>
          <text:p text:style-name="P9">Glucose [Moles/volume] in Capillary blood by Glucometer – default value</text:p>
        </text:list-item>
        <text:list-item>
          <text:p text:style-name="P9">Code – 14743-9 <text:span text:style-name="T2">(default value)</text:span></text:p>
        </text:list-item>
        <text:list-item>
          <text:p text:style-name="P9">Magnitude – decimal value</text:p>
        </text:list-item>
        <text:list-item>
          <text:p text:style-name="P9">Unit of Measure – mmol/L </text:p>
        </text:list-item>
      </text:list>
      <text:p text:style-name="P1"/>
      <text:p text:style-name="P3">Oximetry (Blood Oxygen Levels)</text:p>
      <text:list xml:id="list2408375856" text:style-name="L6">
        <text:list-item>
          <text:p text:style-name="P13">Numerator – decimal value</text:p>
        </text:list-item>
        <text:list-item>
          <text:p text:style-name="P13">Denominator – decimal value</text:p>
        </text:list-item>
        <text:list-item>
          <text:p text:style-name="P13">Type – integer</text:p>
        </text:list-item>
        <text:list-item>
          <text:p text:style-name="P13">Spo <text:span text:style-name="T2">(Oxygen Saturation Percentage)</text:span> – decimal </text:p>
        </text:list-item>
        <text:list-item>
          <text:p text:style-name="P16">not on passport</text:p>
        </text:list-item>
      </text:list>
      <text:p text:style-name="P5"/>
      <text:p text:style-name="P5"><text:span text:style-name="T1">Clinical Synopsis</text:span> </text:p>
      <text:list xml:id="list1036539346" text:style-name="L7">
        <text:list-item>
          <text:p text:style-name="P14">Notes – text </text:p>
        </text:list-item>
      </text:list>
      <text:p text:style-name="P5"/>
      <text:p text:style-name="P17">Aggregate all data into one template – Ask Ian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5:20:13.943800327</meta:creation-date>
    <dc:date>2020-11-19T18:41:02.459584655</dc:date>
    <meta:editing-duration>PT20H41M4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19" meta:character-count="727" meta:non-whitespace-character-count="637"/>
  </office:meta>
</office:document-meta>
</file>